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bd06" officeooo:paragraph-rsid="001dbd06"/>
    </style:style>
    <style:style style:name="P2" style:family="paragraph" style:parent-style-name="Standard">
      <style:text-properties fo:font-weight="bold" officeooo:rsid="001dbd06" officeooo:paragraph-rsid="001dbd06" style:font-weight-asian="bold" style:font-weight-complex="bold"/>
    </style:style>
    <style:style style:name="P3" style:family="paragraph" style:parent-style-name="Standard">
      <style:text-properties fo:font-variant="normal" fo:text-transform="none" fo:color="#000000" style:font-name="monospace" fo:font-size="8.39999961853027pt" fo:letter-spacing="normal" fo:font-style="normal" fo:font-weight="normal" officeooo:rsid="001dbd06" officeooo:paragraph-rsid="001dbd06"/>
    </style:style>
    <style:style style:name="P4" style:family="paragraph" style:parent-style-name="Preformatted_20_Text">
      <style:text-properties officeooo:rsid="001dbd06" officeooo:paragraph-rsid="001dbd06"/>
    </style:style>
    <style:style style:name="P5" style:family="paragraph" style:parent-style-name="Preformatted_20_Text">
      <style:text-properties fo:font-variant="normal" fo:text-transform="none" fo:color="#000000" style:font-name="monospace" fo:font-size="8.39999961853027pt" fo:letter-spacing="normal" fo:font-style="normal" fo:font-weight="normal" officeooo:paragraph-rsid="001dbd06"/>
    </style:style>
    <style:style style:name="P6" style:family="paragraph" style:parent-style-name="Preformatted_20_Text">
      <style:text-properties fo:font-variant="normal" fo:text-transform="none" fo:color="#000000" style:font-name="monospace" fo:font-size="8.39999961853027pt" fo:letter-spacing="normal" fo:font-style="normal" fo:font-weight="normal" officeooo:rsid="001dbd06" officeooo:paragraph-rsid="001dbd06"/>
    </style:style>
    <style:style style:name="P7" style:family="paragraph" style:parent-style-name="Preformatted_20_Text">
      <style:text-properties officeooo:rsid="0020fb6c" officeooo:paragraph-rsid="0020fb6c"/>
    </style:style>
    <style:style style:name="P8" style:family="paragraph" style:parent-style-name="Preformatted_20_Text">
      <style:text-properties officeooo:paragraph-rsid="00300405"/>
    </style:style>
    <style:style style:name="P9"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monospace" fo:font-size="8.39999961853027pt" fo:letter-spacing="normal" fo:font-style="normal" fo:font-weight="normal"/>
    </style:style>
    <style:style style:name="P10"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style>
    <style:style style:name="P11"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officeooo:paragraph-rsid="003176d8"/>
    </style:style>
    <style:style style:name="P12"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color="#ce181e" fo:font-weight="bold" officeooo:rsid="003176d8" officeooo:paragraph-rsid="003176d8" style:font-weight-asian="bold" style:font-weight-complex="bold"/>
    </style:style>
    <style:style style:name="P13"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color="#ce181e" fo:font-weight="normal" officeooo:rsid="003176d8" officeooo:paragraph-rsid="003176d8" style:font-weight-asian="normal" style:font-weight-complex="normal"/>
    </style:style>
    <style:style style:name="P14" style:family="paragraph" style:parent-style-name="Preformatted_20_Text">
      <style:paragraph-properties fo:margin-top="0cm" fo:margin-bottom="0.499cm" loext:contextual-spacing="false"/>
    </style:style>
    <style:style style:name="P15" style:family="paragraph" style:parent-style-name="Text_20_body">
      <style:text-properties officeooo:paragraph-rsid="00300405"/>
    </style:style>
    <style:style style:name="P16" style:family="paragraph" style:parent-style-name="Text_20_body">
      <style:text-properties officeooo:paragraph-rsid="003a56f5"/>
    </style:style>
    <style:style style:name="T1" style:family="text">
      <style:text-properties fo:font-variant="normal" fo:text-transform="none" fo:color="#296eaa" style:text-line-through-style="none" style:text-line-through-type="none" style:font-name="monospace" fo:font-size="8.39999961853027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1a466c" style:font-name="monospace" fo:font-size="8.39999961853027pt" fo:letter-spacing="normal" fo:font-style="normal" style:text-underline-style="solid" style:text-underline-width="auto" style:text-underline-color="font-color" fo:font-weight="normal" fo:background-color="transparent" loext:char-shading-value="0" loext:padding="0cm" loext:border="none"/>
    </style:style>
    <style:style style:name="T3" style:family="text">
      <style:text-properties fo:font-variant="normal" fo:text-transform="none" fo:color="#000000" style:font-name="monospace" fo:font-size="8.39999961853027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ausarbeiten für den Goldstandard</text:p>
      <text:p text:style-name="P1"><text:a xlink:type="simple" xlink:href="https://www.hausarbeiten.de/document/111212" text:style-name="Internet_20_link" text:visited-style-name="Visited_20_Internet_20_Link">https://www.hausarbeiten.de/document/111212</text:a></text:p>
      <text:p text:style-name="P3"/>
      <text:p text:style-name="P6">Primarliteratur:</text:p>
      <text:p text:style-name="P9">Ganz, Peter (Hrsg.): Gottfried von Straßburg: Tristan. Wiesbaden: Brockhaus, 1978.</text:p>
      <text:p text:style-name="P9">Benecke, G. F., W. Müller et F. Zarncke: Mittelhochdeutsches Wörterbuch. Stuttgart: Hirzel Verlag, 1990.</text:p>
      <text:p text:style-name="P9">De Boor, Helmut: Geschichte der deutschen Literatur II. Die höfische Literatur. München: Beck´sche Verlagsbuchhandlung, 1991.</text:p>
      <text:p text:style-name="P9">Drosdowsky, Günther: Duden. Das Herkunftswörterbuch der deutschen Sprache. Bd. 7. Mannheim: Dudenverlag, 1963..</text:p>
      <text:p text:style-name="P9">Grimm, Jacob und Wilhelm: Deutsches Wörterbuch. Bd. 3. München: Deutscher Taschenbuchverlag, 1984.</text:p>
      <text:p text:style-name="P9">Huber, Christoph: Gottfried von Straßburg: Tristan. Berlin: Erich Schmidt, 2001.</text:p>
      <text:p text:style-name="P9">Kluge, Friedrich: Etymologische Wörterbuch der deutschen Sprache. 24. Aufl. Berlin: Walter de Gruyter Verlag, 2002.</text:p>
      <text:p text:style-name="P9">McCoeghy, Patrick: Ah, to be young and rich! A new look at Gottfried v. Straßburgs edele herzen in light of Walther´s 42.31. Amsterdamer Beiträge zur Älteren Germanistik 22: S 107-137, 1984.</text:p>
      <text:p text:style-name="P9">Sayce, Olive: Der Begriff edelez herze im Tristan Gottfried v. Straßburgs von Straßburg. In: Deutsche Vierteljahresschrift für Literaturwissenschaft und Geistesgeschichte 33: S 389-413, 1959.</text:p>
      <text:p text:style-name="P9">Schöne, Albrecht: Zu Gottfried v. Straßburgs Tristan - Prolog. In: Deutsche Vierteljahresschrift für Literaturwissenschaften und Geistesgeschichte 29: S 447-474, 1955.</text:p>
      <text:p text:style-name="P9">Speckenbach, Klaus: Studien zum Begriff edelez herze im Tristan Gottfried v. Straßburgs von Straßburg. München: Eidos Verlag: München, 1965.</text:p>
      <text:p text:style-name="P9">Spiewok, Wolfgang: Zum Begriff edelez herze bei Gottfried v. Straßburg von Straßburg. In: Weimarer Beiträge, Jg. IX. Bd. 1: S 27-41, 1963.</text:p>
      <text:p text:style-name="P9">Wolf, Alois: Gottfried von Straßburg und die Mythe von Tristan und Isolde. Darmstadt: Wissenschaftliche Buchgesellschaft, 1989.</text:p>
      <text:p text:style-name="P1"/>
      <text:p text:style-name="P4"><text:a xlink:type="simple" xlink:href="https://www.hausarbeiten.de/document/111174" office:target-frame-name="_blank" xlink:show="new" text:style-name="Internet_20_link" text:visited-style-name="Visited_20_Internet_20_Link"><text:span text:style-name="T1"/></text:a></text:p>
      <text:p text:style-name="P4"><text:a xlink:type="simple" xlink:href="https://www.hausarbeiten.de/document/111174" office:target-frame-name="_blank" xlink:show="new" text:style-name="Internet_20_link" text:visited-style-name="Visited_20_Internet_20_Link"><text:span text:style-name="T1">https://www.hausarbeiten.de/document/111174</text:span></text:a></text:p>
      <text:p text:style-name="P5">Farhad Daftary, The Ismāˁīlīs. Their History and Doctrines, Cambridge 1990.</text:p>
      <text:p text:style-name="P9">Farhad Daftary, Kurze Geschichte der Ismailiten. Traditionen einer muslimischen Glaubensgemeinschaft, Würzburg 2003.</text:p>
      <text:p text:style-name="P9">Farhad Daftary (Hsg.), Mediaeval Ismaˁīlīs History and Thought, Cambridge 1996.</text:p>
      <text:p text:style-name="P9">Pio Filippani-Ronconi, Ismaeliti ed “Assassini”, Mailand 1973.</text:p>
      <text:p text:style-name="P9">E. Franzius, History of the Order of Assassins, New York 1969.</text:p>
      <text:p text:style-name="P9">Jean Claude Frère, L’Ordre des Assassins, Hasan Sabbah, le Vieux de le Montagne et l’ismaélisme, Paris 1973.</text:p>
      <text:p text:style-name="P9">Heinz Halm, Die Schia, Darmstadt 1988.</text:p>
      <text:p text:style-name="P9">Heinz Halm, „Die Assassinen 1092 bis 1273“, in: Alexander Demandt (Hsg.), Das Attentat in der Geschichte, Köln 1996, S. 61 - 74.</text:p>
      <text:p text:style-name="P9">Marshall G. Hodgson, The Order of Assasins, The Struggle of the Early Nizârî Ismâˁîlîs against the Islamic World, Den Haag 1955.</text:p>
      <text:p text:style-name="P9">Marshall G. Hodgson, “The Ismâˁîlî State”, in: J. A. Boyle (Hsg.), The Cambridge History of Iran, Bd.5, The Saljuq and Mongol Periods, Cambridge 1968, S. 422 - 482.</text:p>
      <text:p text:style-name="P9">Bernhard Lewis, The Assassins. A Radical Sect in Islam, London 1967.</text:p>
      <text:p text:style-name="P9">Bernhard Lewis, Die Assassinen. Zur Tradition des religiösen Mordes im radikalen Islam, München 1993.</text:p>
      <text:p text:style-name="P9">W. Madelung, Artikel „Ismāˁīlīya“, in: EI, Bd. IV, S. 198 - 206.</text:p>
      <text:p text:style-name="P5"/>
      <text:p text:style-name="P1"/>
      <text:p text:style-name="P1"><text:a xlink:type="simple" xlink:href="https://www.hausarbeiten.de/document/110999" text:style-name="Internet_20_link" text:visited-style-name="Visited_20_Internet_20_Link">https://www.hausarbeiten.de/document/110999</text:a></text:p>
      <text:p text:style-name="P6">Aitchison, Jean: Metaphors, models and language change. In: Raymond Hickey (Hrsg.): Motives for Language Change. Cambridge: Cambridge University Press, 2003. S. 39-53.</text:p>
      <text:p text:style-name="P9">Arbib, Michael A. / Mary B. Hesse: The construction of reality. Cambridge u. a.: Cambridge University Press, 1986.</text:p>
      <text:p text:style-name="P9">Bach, Helmut / Michael Heine: Pseudonormalität und „Normalpathologie“. In: Helmut Bach (Hrsg.): Der Krankheitsbegriff in der Psychoanalyse. Bestimmungsversuche. Göttingen: Verlag für Medizinische Psychologie, 1981. S. 11-35.</text:p>
      <text:p text:style-name="P9">Bader, Günter: Melancholie und Metapher. Eine Skizze. Tübingen: Mohr (Siebeck), 1990.</text:p>
      <text:p text:style-name="P9">Beth, Karl: Psychopathologie und Religionspsychologie. In: Archiv für die gesamte Psychologie, Jg. 80 (1931). S. 89-119.</text:p>
      <text:p text:style-name="P9">Cooper, David: Psychiatrie und Anti-Psychiatrie. Frankfurt (Main): Suhrkamp, 1971.</text:p>
      <text:p text:style-name="P9">Debatin, Bernhard: Die Rationalität der Metapher. Eine sprachphilosophische und kommunikationstheoretische Untersuchung. Berlin, New York: de Gruyter, 1995.</text:p>
      <text:p text:style-name="P9">Debatin, Bernhard: Rationalität und Irrationalität der Metapher. In: Hans Rudi Fischer (Hrsg.): Eine Rose ist eine Rose … Zur Rolle und Funktion von Metaphern in Wissenschaft und Therapie. Weilerswist: Velbrück, 2005. S. 30-47.</text:p>
      <text:p text:style-name="P9">Dinzelbacher, Peter: Heilige oder Hexen? Schicksale auffälliger Frauen in Mittelalter und Frühneuzeit. München, Zürich, London: Artemis, 1995.</text:p>
      <text:p text:style-name="P9"><text:soft-page-break/>DSM-IV-TR: Diagnostisches und stastisches Manual psychischer Störungen. Textrevision. Übersetzt nach der Textrevision der vierten Auflage des Diagnostic and Statistical Manual of Mental Disorders der American Psychiatric Association. Göttingen u. a.: Hogrefe, 2003.</text:p>
      <text:p text:style-name="P9">Finzen, Asmus: Sozialpsychiatrische Aspekte der Ethik. In: Walter Pöldinger u. a. (Hrsg.): Ethik in der Psychiatrie. Wertebegründung – Wertedurchsetzung. Berlin, Heidelberg: Springer, 1991. S. 206-215.</text:p>
      <text:p text:style-name="P9">Finzen, Asmus: „Der Verwaltungsrat ist schizophren.“ Die Krankheit und das Stigma. Bonn: Psychiatrie, 1996.</text:p>
      <text:p text:style-name="P9">Foucault, Michel: Ärzte, Richter und Hexer im 17. Jahrhundert. In: Schriften in vier Bänden. Bd. I: 1954-1969. Hrsg. von Daniel Defert, Francois Ewald. Frankfurt (Main): Suhrkamp, 2001. S. 958-973.</text:p>
      <text:p text:style-name="P9">Fraas, Hans-Jürgen: Die Religiosität des Menschen. Ein Grundriß der Religionspsychologie. Göttingen: Vandenhoeck &amp; Ruprecht, 1990.</text:p>
      <text:p text:style-name="P9">Fritz, Gerd: Einführung in die historische Semantik. [= Germanistische Arbeitshefte; 42.] Tübingen: Niemeyer, 2005.</text:p>
      <text:p text:style-name="P9">Fromm, Erich: Die Pathologie der Normalität. Zur Wissenschaft vom Menschen. [= Schriften aus dem Nachlass. Hrsg. von Rainer Funk; 6.] Weinheim, Basel: Beltz, 1991.</text:p>
      <text:p text:style-name="P9">Garbe, Detlef: Zwischen Widerstand und Martyrium. Die Zeugen Jehovas im „Dritten Reich“. München: Oldenbourg, 19994.</text:p>
      <text:p text:style-name="P9">Geerlings, Wilhelm: Das Herz im Aberglauben. In: Ders., Andreas Mügge (Hrsg.): Das Herz. Organ und Metapher. Paderborn: Schöningh, 2006. S. 271-283.</text:p>
      <text:p text:style-name="P9">Gibbs, Raymond W. Jr.: The Poetics of Mind. Figurative thought, language, and understanding. Cambridge: Cambridge University Press, 1994.</text:p>
      <text:p text:style-name="P9">Goodman, Felicitas: Anneliese Michel und ihre Dämonen. Der Fall Klingenberg in wissenschaftlicher Sicht. Stein am Rhein: Christiana, 1993³.</text:p>
      <text:p text:style-name="P9">Jaspers, Karl: Allgemeine Psychopathologie. Berlin, Göttingen, Heidelberg: Springer, 19597.</text:p>
      <text:p text:style-name="P9">Keupp, Heinrich (Hrsg.): Der Krankheitsmythos in der Psychopathologie. Darstellung einer Kontroverse. [= Fortschritte der klinischen Psychologie; 2.] München, Berlin, Wien: Urban &amp; Schwarzenberg, 1972.</text:p>
      <text:p text:style-name="P9">Klee, Ernst: Psychiatrie-Report. Frankfurt (Main): Fischer, 1978.</text:p>
      <text:p text:style-name="P9">Lakoff, George / Mark Johnson: Leben in Metaphern. Konstruktion und Gebrauch von Sprachbildern. Heidelberg: Auer, 20044.</text:p>
      <text:p text:style-name="P9">Lange, Johannes: Dienstverweigerung aus religiösen Gründen. In: Münchener Medizinische Wochenschrift, Jg. 84 (1937), Nr. 1. S. 13-16.</text:p>
      <text:p text:style-name="P9">Leibbrand, Werner / Annemarie Wettley: Der Wahnsinn. Geschichte der abendländischen Psychopathologie. Freiburg, München: Alber, 1961.</text:p>
      <text:p text:style-name="P9">Lenz, Hermann: Glaube und Wahn. In: Fortschritte der Neurologie, Psychiatrie und ihrer Grenzgebiete, Jg. 41 (1973), Nr. 6. S. 341-359.</text:p>
      <text:p text:style-name="P9">Liebert, Wolf-Andreas: Wissenskonstruktion als poetisches Verfahren. Wie Organisationen mit Metaphern Produkte und Identitäten erfinden. In: Ders., Susan Geideck (Hrsg.): Sinnformeln. Linguistische und soziologische Analysen von Leitbildern, Metaphern und anderen kollektiven Orientierungsmustern. [= Linguistik. Impulse und Tendenzen; 2.] Berlin, New York: de Gruyter, 2003. S. 83-101.</text:p>
      <text:p text:style-name="P9">Liebert, Wolf-Andreas: Metaphern als Handlungsmuster der Welterzeugung. Das verborgene Metaphern-Spiel der Naturwissenschaften. In: Hans-Rudi Fischer (Hrsg.): Eine Rose ist eine Rose … Zur Rolle und Funktion von Metaphern in Wissenschaft und Therapie. Weilerswist: Velbrück, 2005. S. 207-233.</text:p>
      <text:p text:style-name="P9">Mechanic, David: Einige Faktoren bei der Identifikation und Definition psychischer Krankheit. In: Keupp (1972), a. a. O. S. 109-121.</text:p>
      <text:p text:style-name="P9">Müller, Christian: Lexikon der Psychiatrie. Gesammelte Abhandlungen der gebräuchlichsten psychiatrischen Begriffe. Berlin, Heidelberg, New York: Springer, 1986².</text:p>
      <text:p text:style-name="P9">Müller, Irmgard / Christian Schulze: Das Herz als anatomisches und theologisches Thema im Mittelalter. In: Wilhelm Geerlings, Andreas Mügge (Hrsg.): Das Herz. Organ und Metapher. Paderborn: Schöningh, 2006. S. 133-148.</text:p>
      <text:p text:style-name="P9">Navratil, Leo: Schizophrenie und Religion. Berlin: Brinkmann &amp; Bose, 1992.</text:p>
      <text:p text:style-name="P9">Ostow, Mortimer: Religion und Psychiatrie. In: Alfred M. Freedman u. a. (Hrsg.): Psychiatrische Probleme der Gegenwart I. [= Psychiatrie in Praxis und Klinik; 4.] Stuttgart: Thieme, 1990. S. 319-328.</text:p>
      <text:p text:style-name="P9">Peters, Uwe Henrik: Wörterbuch der Psychiatrie und medizinischen Psychologie. Augsburg: Bechtermünz, 1997.</text:p>
      <text:p text:style-name="P9">Platzek, Reinhard: Zu den Erscheinungen Wahn, Glaube, Aberglaube und Irrtum aus psychiatrischer Sicht. Differentialdiagnostische Schwierigkeiten. In: Würzburger medizinhistorische Mitteilungen, Jg. 14 (1996). S. 545-559.</text:p>
      <text:p text:style-name="P9">Quekelberghe, Renaud van: Klinische Ethnopsychologie. Einführung in die transkulturelle Psychologie, Psychopathologie und Psychotherapie. Heidelberg: Asanger, 1991.</text:p>
      <text:p text:style-name="P9">Reiter-Theil, Stella: Versorgung und Therapie psychisch kranker und gestörter Menschen. In: Dies., Winfried Kahlke (Hrsg.): Ethik in der Medizin. Stuttgart: Enke, 1995. S. 68-77.</text:p>
      <text:p text:style-name="P9">Scheff, Thomas J.: Die Rolle des psychisch Kranken und die Dynamik psychischer Störung. Ein Bezugsrahmen für die Forschung. In: Keupp (1972), a. a. O. S. 136-156.</text:p>
      <text:p text:style-name="P9">Seidl, Horst: Artikel „Seele V: Kirchen- und philosophiegeschichtlich“. In: Gerhard Müller (Hrsg.): Theologische Realenzyklopädie, Bd. 30. Berlin, New York: de Gruyter, 1999. S. 748-759.</text:p>
      <text:p text:style-name="P9">Sontag, Susan: Krankheit als Metapher / Aids und seine Metaphern. Frankfurt (Main): Fischer, 2003.</text:p>
      <text:p text:style-name="P9">Szasz, Thomas: Der Mythos von der seelischen Krankheit. In: Keupp (1972), a. a. O. S. 44-56.</text:p>
      <text:p text:style-name="P9">Wagner, W. / H. Sollmann: „Ernste Bibelforscher.“ In: Deutsche Zeitschrift für die gesamte gerichtliche Medizin, Jg. 28 (1937). S. 433-444.</text:p>
      <text:p text:style-name="P9"><text:soft-page-break/>Watzlawick, Paul: Wie wirklich ist die Wirklichkeit? Wahn, Täuschung, Verstehen. München, Zürich: Piper, 199925.</text:p>
      <text:p text:style-name="P7"/>
      <text:p text:style-name="P7"/>
      <text:p text:style-name="P1"><text:a xlink:type="simple" xlink:href="https://www.hausarbeiten.de/document/74428" text:style-name="Internet_20_link" text:visited-style-name="Visited_20_Internet_20_Link">https://www.hausarbeiten.de/document/74428</text:a></text:p>
      <text:p text:style-name="P1"/>
      <text:p text:style-name="P5">Die Gedichte von Bertolt Brecht in einem Band. - Zehnte Auflage Frankfurt am Main: Suhrkamp Verlag 1999.</text:p>
      <text:p text:style-name="P9">Hecht, Werner (Hrsg.): Brechts Theaterarbeit. Seine Inszenierung des Kaukasischen Kreidekreises 1954. - Frankfurt am Main: Suhrkamp Verlag 1990.</text:p>
      <text:p text:style-name="P9">Kesting, Marianne: Bertolt Brecht. - Hamburg: Rowohlt 1999.</text:p>
      <text:p text:style-name="P9">Knopf, Jan: Bertolt Brecht. Buckower Elegien. - Frankfurt am Main: Suhrkamp Verlag 1991.</text:p>
      <text:p text:style-name="P9">Mittenzwei, Werner: Das Leben des Bertolt Brecht oder Der Umgang mit den Welt-rätseln. - Frankfurt am Main: Suhrkamp Verlag 1987.</text:p>
      <text:p text:style-name="P9">Müller, Klaus-Detlef (Hrsg.): Bertolt Brecht. Epoche - Werk - Wirkung. - Müchen: Verlag C.H. Beck.</text:p>
      <text:p text:style-name="P9">Payrhuber, Franz-Josef: Literaturwissen für Schule und Studium. Bertolt Brecht. - Stuttgart: Reclam 1998.</text:p>
      <text:p text:style-name="P9">Rothmann, Kurt: Kleine Geschichte der deutschen Literatur. - Stuttgart: Reclam 1992.</text:p>
      <text:p text:style-name="P9">Schweikle, Günther u. Irmgard (Hrsg.): Metzler-Literatur-Lexikon. Begriffe und Definitionen. - 2., überarb. Auflage Stuttgart: Metzler 1990.</text:p>
      <text:p text:style-name="P9">Werke. Große kommentierte Berliner und Frankfurter Ausgabe, Band 30, Briefe 3, Suhrkamp Verlag Frankfurt am Main 1998.</text:p>
      <text:p text:style-name="P9">Werke. Große kommentierte Berliner und Frankfurter Ausgabe, Band 23, Schriften 3, Suhrkamp Verlag Frankfurt am Main 1993.</text:p>
      <text:p text:style-name="Text_20_body"><text:line-break/></text:p>
      <text:p text:style-name="P1"/>
      <text:p text:style-name="P1"><text:a xlink:type="simple" xlink:href="https://www.hausarbeiten.de/document/110765" text:style-name="Internet_20_link" text:visited-style-name="Visited_20_Internet_20_Link">https://www.hausarbeiten.de/document/110765</text:a></text:p>
      <text:p text:style-name="P5">Aczel, Richard [Lexikon Literatur]:</text:p>
      <text:p text:style-name="P9">Intertextualität und Intertextualitätstheorien, in: Metzler Lexikon Literatur- und Kulturtheorie, S.287, Stuttgart 2001.</text:p>
      <text:p text:style-name="P9">Borsò, Vittoria [Überlegungen zum spanischen Sonett]:</text:p>
      <text:p text:style-name="P9">Zwischen Carpe diem und Vanitas - Überlegungen zum spanischen Sonett in der Renaissance und dem Siglo de Oro in: Theo Stemmler/ Stefan Horlacher (Hg.), Erscheinungsformen des Sonetts, Tübingen: Gunther Narr Verlag 1999.</text:p>
      <text:p text:style-name="P9">Böger, Astrid [Frauenkultur Studien]</text:p>
      <text:p text:style-name="P9">Frauenkultur Studien - Weiblichkeitsdiskurse in Literatur, Philosophie und Sprache; Tübingen/ Basel 2000.</text:p>
      <text:p text:style-name="P9">Gallo, María Rosso [Sonette]:</text:p>
      <text:p text:style-name="P9">La Poesía de Garcilaso de la Vega. Análisis filológico y texto crítico; Anejos del boletín de la Real Academia española; Madrid, 1990.</text:p>
      <text:p text:style-name="P9">Garcilaso de la Vega [Sonette]:</text:p>
      <text:p text:style-name="P9">Poesía castellana completa, Cátedra, 42, S. 193 - 194 Madrid 1977.</text:p>
      <text:p text:style-name="P9">Glück, Helmut (Hrsg.) [Lexikon Sprache]:</text:p>
      <text:p text:style-name="P9">Metzler Lexikon Sprache; Verlag J. B. Metzler, Stuttgart 2000.</text:p>
      <text:p text:style-name="P9">Grossmann, Rudolf (Hrsg.) [Geschichte]:</text:p>
      <text:p text:style-name="P9">Spanische Geschichte aus acht Jahrhunderten. zweisprachige Ausgabe, Bremen, 1960.</text:p>
      <text:p text:style-name="P9">Holthuis, Susanne [Intertextualität]:</text:p>
      <text:p text:style-name="P9">Intertextualität - Aspekte einer rezeptionsorientierten Konzeption, S. 48, Tübingen, 1993.</text:p>
      <text:p text:style-name="P9">Laferl, Christopher [Lexikon Literatur]:</text:p>
      <text:p text:style-name="P9">Neu-Spanien; in: Rössner, Michael [Hrsg.], Lateinamerikanische Literaturgeschichte, Verlag J.B. Metzler, Stuttgart, 1995.</text:p>
      <text:p text:style-name="P9">Koch, Birthe [Bibliographisches Lexikon]:</text:p>
      <text:p text:style-name="P9">Biographisch - Bibliographisches Kirchenlexikon, Bd. II, Spalten 283-287, Herzberg, 1994.</text:p>
      <text:p text:style-name="P9">Martínez Fernandez José Enrique [Intextualität]:</text:p>
      <text:p text:style-name="P9">La intertextualidad literaria, Madrid, 2001</text:p>
      <text:p text:style-name="P5"/>
      <text:p text:style-name="P1"/>
      <text:p text:style-name="P4"><text:a xlink:type="simple" xlink:href="https://www.hausarbeiten.de/document/110758" office:target-frame-name="_blank" xlink:show="new" text:style-name="Internet_20_link" text:visited-style-name="Visited_20_Internet_20_Link"><text:span text:style-name="T1">https://www.hausarbeiten.de/document/110758</text:span></text:a></text:p>
      <text:p text:style-name="P9">Quellen:</text:p>
      <text:p text:style-name="P9">Abū Zaid as-Sīrāfī, Silsilat at-tawārīḫ. Relation des voyages fait par les arabes et les persans dans l’Inde et la Chine, hsg. v. M. Reinaud, Paris 1845.</text:p>
      <text:p text:style-name="P9">Alī Akbar-e Ḫeṭā’ī, Ḫeṭāynāme, hsg. v. Īrağ Afšār, Teheran 1357 š.</text:p>
      <text:p text:style-name="P9">Ibn Baṭṭūṭa, Tuḥfat an-nuẓẓār fī ġarā’ib al-amṣār wa-ˤağā’ib al-asfār. Voyages d’ibn Batoutah, hsg. v. C. Defreméry &amp; B. R. Sanguinetti, 4 Bd., Paris 1853 - 58.</text:p>
      <text:p text:style-name="P9">al-Masˤūdī, Murūğ aḏ-ḏahab wa-maˤādin al-ğauhar, hsg. v. B. de Meynard &amp; P. de Courteille, Paris 1861 - 1917.</text:p>
      <text:p text:style-name="P9">W. Bauer, China und die Hoffnung auf Glück. Paradiese, Utopien, Idealvorstellungen in der Geistesgeschichte Chinas, München 31989.</text:p>
      <text:p text:style-name="P9"><text:soft-page-break/>C. E. Bosworth, M. Hartmann, Stichwort „aṣ-Ṣīn“, in: C. E. Bosworth, E. van Donzel, W. P. Heinrichs, G. Lecomte (Hsgg.), Encyclopaedia of Islam, Bd. IX, Leiden 1997, S. 617 - 622.</text:p>
      <text:p text:style-name="P9">Helmut Brinker, Die Pracht der Grabausstattung zur Tangzeit, in: Helmut Brinker, Roger Goepper, Kunstschätze aus China. 5000 v. Chr. bis 900 n. Chr. Neue archäologische Funde aus der Volksrepublik China, Zürich 1980.</text:p>
      <text:p text:style-name="P9">J. C. Bürgel, Allmacht und Mächtigkeit. Religion und Welt im Islam, München 1991.</text:p>
      <text:p text:style-name="P9">E. Conze, Kurze Geschichte des Buddhismus, Frankfurt a. M. 1986.</text:p>
      <text:p text:style-name="P9">A. Cotterell, Y. Yap, Das Reich der Mitte. 5000 Jahre Geschichte und Tradition des Alten China, Bern 1981.</text:p>
      <text:p text:style-name="P9">W. Eichhorn, Die Religionen Chinas, Stuttgart 1973.</text:p>
      <text:p text:style-name="P9">H. Franke, Rolf Trauzettel, Das Chinesische Kaiserreich, Frankfurt a. M. 1968.</text:p>
      <text:p text:style-name="P9">J. Gernet, Die chinesische Welt, Frankfurt a. M. 1988.</text:p>
      <text:p text:style-name="P9">H. Härtel, Indische Plastik, in: J. Auboyer, H. Härtel (Hsgg.), Indien und Südostasien (Propyläen Kunstgeschichte Bd. 21), München 21986, S. 159 - 178.</text:p>
      <text:p text:style-name="P9">P. Heine, Stichwort „Mission: E. Islam“, in: Lexikon des Mittelalters, Bd. VI, S. 678 -679.</text:p>
      <text:p text:style-name="P9">P. Kahle, China as Described by Turkish Geographers, in: P. Kahle, Opera minora, Leiden 1956, S. 312 - 325.</text:p>
      <text:p text:style-name="P9">A. Miquel, Stichwort „Ibn Baṭṭūṭa“, in: B. Lewis, V. L. Ménage, Ch. Pellat, J. Schacht (Hsgg.), Encyclopaedia of Islam, Bd. III, Leiden, London 1971, S. 735 - 736.</text:p>
      <text:p text:style-name="P9">K. Mylius, Der Buddhismus, seine Lehre und seine Geschichte, in: Gautama Buddha. Die vier edlen Wahrheiten. Texte des ursprünglichen Buddhismus, übers. u. hsg. v. K. Mylius, München 21986, S. 17 - 56.</text:p>
      <text:p text:style-name="P9">T. Nagel, Der Koran. Einführung - Texte - Erläuterungen, München 31998.</text:p>
      <text:p text:style-name="P9">S. Maqbūl Aḥmad, A History of Arab-Islamic Geography (9th - 16th Century A. D.), Amman 1995.</text:p>
      <text:p text:style-name="P9">F. C. Reiter, Religionen in China. Geschichte, Alltag, Kultur, München 2002.</text:p>
      <text:p text:style-name="P9">I. Robinet, Geschichte des Taoismus, München 1995.</text:p>
      <text:p text:style-name="P9">H. Schmidt-Glintzer, Geschichte der chinesischen Literatur. Die 3000jährige Entwicklung der poetischen, erzählenden und philosophisch-religiösen Literatur von den Anfängen bis zur Gegenwart, Bern 1990.</text:p>
      <text:p text:style-name="P9">H. W. Schumann, Mahāyāna-Buddhismus. Das Große Fahrzeug über den Ozean des Leidens, München 1995.</text:p>
      <text:p text:style-name="P9">R. A. Stein, Religious Taoism and Popular Religion from the Second to Seventh Centuries, in: H. Welch, A. Seidel (Hsgg.), Facets of Taoism, Yale 1979, S. 53 - 81.</text:p>
      <text:p text:style-name="P9">R. Taylor, Official religion in the Ming, in: D. Twitchett, F. W. Mote, The Cambridge History of China, Bd 8, The Ming Dynasty 1368 - 1644, Tl. 2, S. 840 - 892.</text:p>
      <text:p text:style-name="P9">G. Franz-Willing, Neueste Geschichte Chinas. 1840 bis zur Gegenwart, Paderborn 1975.</text:p>
      <text:p text:style-name="P9">A. Zeki Velidi Toğan, Stichwort „ˤAlī Akbar Khiṭā’ī“, in: H. A. R. Gibb, J. H. Kramers, E. Lévi-Provençal, J. Schacht (Hsgg.), Encyclopaedia of Islam, Bd. I, Leiden, London 1960, S. 390 - 391.</text:p>
      <text:p text:style-name="P9"/>
      <text:p text:style-name="P1"/>
      <text:p text:style-name="P1"/>
      <text:p text:style-name="P1"/>
      <text:p text:style-name="P4"><text:a xlink:type="simple" xlink:href="https://www.hausarbeiten.de/document/110759" office:target-frame-name="_blank" xlink:show="new" text:style-name="Internet_20_link" text:visited-style-name="Visited_20_Internet_20_Link"><text:span text:style-name="T1">https://www.hausarbeiten.de/document/110759</text:span></text:a></text:p>
      <text:p text:style-name="P9">Primärtexte: </text:p>
      <text:p text:style-name="P9">M. Alemán, Guzmán de Alfarache, 2 Bd.e, hsg. v. J. M. Micó, Madrid 62003.</text:p>
      <text:p text:style-name="P9">Lazarillo de Tormes, hsg. v. F. Rico, Madrid 182005.</text:p>
      <text:p text:style-name="P9">Sekundärliteratur: </text:p>
      <text:p text:style-name="P9">M. Cavillac, Les trois conversions de Guzmán de Alfarache. Regard sur la critique récente, in: Bulletin Hispanique 95 (1993), S. 149 - 201.</text:p>
      <text:p text:style-name="P9">R. v. Dülmen, Entstehung des frühneuzeitlichen Europa 1550 - 1648, Frankfurt a. M. 1982.</text:p>
      <text:p text:style-name="P9">J. Küpper, Diskurs-Renovatio bei Lope de Vega und Calderón, Tübingen 1990.</text:p>
      <text:p text:style-name="P9">W. Matzat, Barocke Subjektskonstitution in Mateo Alemáns Guzmán de Alfarache, in: J. Küpper, F. Wolfzettel (Hsgg.), Diskurse des Barock. Dezentrierte und rezentrierte Welt?, München 2000, S. 269 - 291.</text:p>
      <text:p text:style-name="P9">S. Neumeister, Der Beitrag der Romanistik zur Barockdiskussion, in: K. Garber (Hsg.), Europäische Barock-Rezeption, Wiesbaden 1991, Bd. 2, S. 841 - 856.</text:p>
      <text:p text:style-name="P9">W. Nitsch, Barocke Dezentrierung. Spiel und Ernst in Lope de Vegas ‚Dorotea’, in: J. Küpper, F. Wolfzettel (Hsg.), Diskurse des Barock. Dezentrierte und rezentrierte Welt?, München 2000, S. 219 - 244.</text:p>
      <text:p text:style-name="P9">M. N. Norval, Original Sin and the ‘Conversion’ in the Guzmán de Alfarache, in: Bulletin of Hispanic Studies LI (1974), S. 346 - 364.</text:p>
      <text:p text:style-name="P9">A. Rey, La novela picaresca y el narrador fidedigno, in: Hispanic Review 47, 1 (1979), S. 55 - 75.</text:p>
      <text:p text:style-name="P9">U. Schulz-Buschhaus, Der Barockbegriff in der Romania. Notizen zu einem vorläufigen Resümee, in: Zeitschrift für Literaturwissenschaft und Linguistik 98 (1995), S. 6 - 24.</text:p>
      <text:p text:style-name="P9"/>
      <text:p text:style-name="P1"/>
      <text:p text:style-name="P4"><text:a xlink:type="simple" xlink:href="https://www.hausarbeiten.de/document/110760" office:target-frame-name="_blank" xlink:show="new" text:style-name="Internet_20_link" text:visited-style-name="Visited_20_Internet_20_Link"><text:span text:style-name="T1">https://www.hausarbeiten.de/document/110760</text:span></text:a></text:p>
      <text:p text:style-name="P9">Adelswärd, Viveca / Aronsson, Karin / Jönsson, Linda / Linell, Per (1987): The Unequal Distribution of Interactional Space. Dominance and Control in Courtroom Interaction, in: Text 7, 313 - 346.</text:p>
      <text:p text:style-name="P9">Auchlin, Antoine / Moeschler, Jaques / Roulet, Eddy / Rubattel, Christian / Schelling, Marianne (31991): L’articulation du discours en français contemporain, Bern.</text:p>
      <text:p text:style-name="P9"><text:soft-page-break/>Bogoch, Bryna / Danet, Brenda (1984): Challenge and Control in Lawyer-Client Interaction. A Case Study in an Israeli Legal Aid Office, in: Text 4, 13, 249 - 275. !!!</text:p>
      <text:p text:style-name="P9">Bonaiuto, Marino / Gnisci, Augusto (2003): Grilling Politicians. Politicians’ Answers to Questions in television interviews and legal examinations, in: Journal of Language and Social Psychology 22, 4, 385 - 413</text:p>
      <text:p text:style-name="P9">Brennan, Mary (1995): The Discourse of Denial. Cross Examining Child Victim Witnesses, in: Journal of Pragmatics 23, 71 - 91.</text:p>
      <text:p text:style-name="P9">Bull, Peter / Mayer, Kate (1993): How Not to Answer Questions in Political Interviews, in: Political Psychology 14, 651 - 666.</text:p>
      <text:p text:style-name="P9">Bull, Peter (1994): On Identifying Questions, Replies and Non-Replies in Political Interview, in: Journal of Language and Social Psychology 13, 115 - 131.</text:p>
      <text:p text:style-name="P9">Drew, Paul (1992): Contested Evidence in Courtroom Cross-Examination. The Case of a Trial of Rape, in: Drew, Paul / Heritage, John (Hsgg.), Talk at Work. Interaction in Institutional Settings, Cambridge, 470 - 520.</text:p>
      <text:p text:style-name="P9">Gustavsson, Lennart / Juvonen, Päivi / Linell, Per (1988): Interactional Dominance in Dyadic Communication. A Presentation of Initiative-Response Analysis, in: Linguistics 26, 1, 415 - 442.</text:p>
      <text:p text:style-name="P9">Gnisci, Augusto / Pontecorvo, Clotilde (2004): The Organization of Questions and Answers in the Thematic Phases of Hostile Examination. Turn-by-Turn Manipulation of Meaning, in: Journal of Pragmatics 36, 1, 965 - 995 [bes. S. 977 - 81].</text:p>
      <text:p text:style-name="P9">Gnisci, Augusto (1997): Strategie di argomentazione nel processo penale. Il turno come unità d’analisi, in: Rassegna di Psicologia 14, 1, 31 - 64.</text:p>
      <text:p text:style-name="P9">Heritage, John / Watson, Ron (1980): Aspects of the Properties of Formulations in Natural Conversations. Some Instances Analysed, in: Semitotica 30, 3 - 4, 245 - 262.</text:p>
      <text:p text:style-name="P9">Hindelang, Götz (1994): Dialoganalyse und Psychotherapie, in: Fritz, Gerd / Hundschnurscher, Franz (Hsgg.), Handbuch der Dialoganalyse, Tübingen, 429 - 449.</text:p>
      <text:p text:style-name="P9">Levinson, Stephen C. (1983): Pragmatics, Cambridge.</text:p>
      <text:p text:style-name="P9">Levinson, Stephen C. (1990): Pragmatik, Tübingen.</text:p>
      <text:p text:style-name="P9">Maley, Yon (1995): From Adjunction to Mediation. Third Party Discourse in Conflict Resolution, Journal of Pragmatics 23, 93 - 110</text:p>
      <text:p text:style-name="P9">Moeschler, Jacques (1994): Das Genfer Modell der Gesprächsanalyse, in: Fritz, Gerd / Hundsnurscher, Franz, Handbuch der Dialoganalyse, Tübingen, 69 - 94.</text:p>
      <text:p text:style-name="P9">Penman, Robyn (1987): Discourse in Courts. Cooperation, Coercion and Coherence, in: Discourse Processes 10, 201 - 218.</text:p>
      <text:p text:style-name="P9">Rubattel, Christian (Hsg.) (1989): Modèles du discours. Recherches actuelles en Suisse romande, Bern.</text:p>
      <text:p text:style-name="P9">Schwittala, Johannes (1979): Dialogsteuerung in Interviews. Ansätze zu einer Theorie der Dialogsteuerung mit empirischen Untersuchungen, München.</text:p>
      <text:p text:style-name="P9">Shuy, Roger W. (1993): Language Crimes. The Use and Abuse of Language Evidence in the Courtroom, Oxford.</text:p>
      <text:p text:style-name="P9">Shuy, Roger W. (1998): The Language of Confession, Interrogation and Deception, Thousand Oaks.</text:p>
      <text:p text:style-name="P9">Thomas, Jenny A. (1985) The Language of Power. Towards a Dynamic Pragmatics, in: Journal of Pragmatics 9, 765 - 783.</text:p>
      <text:p text:style-name="P9">Valdés, Guadalupe (1986): Analyzing the Demands That Courtroom Interaction Makes Upon Speakers of Ordinary English. Toward the Development of a Coherent Descriptive Framework, in: Discourse Processes 9, 269 - 303.</text:p>
      <text:p text:style-name="P9">Wahmhoff, Sibylle (1981): Die Funktion der Paraphrase in gesprächspsychotherapeutischen Beratungen, in: Deutsche Sprache 9, 97 - 118.</text:p>
      <text:p text:style-name="P9">Weingarten, Rüdiger (1990): Reformulierung in der Gesprächspsychotherapie, in: Ehlich, Konrad / Koerfer, Armin / Redder, Angelika / Weingarten, Rüdiger (Hsgg.), Medizinische und therapeutische Kommunikation. Diskursanalytische Untersuchungen, Opladen, 228 - 240.</text:p>
      <text:p text:style-name="P9">Wenzel, Angelika (1981): Funktionen kommunikativer Paraphrasen. Am Beispiel von Gesprächen zwischen Bürgern und Beamten am Sozialamt, in: Schröder, Peter / Steger, Hugo (Hsgg.), Dialogforschung. Jahrbuch 1980 des Instituts für deutsche Sprache, Düsseldorf, 385 - 401.</text:p>
      <text:p text:style-name="P9"/>
      <text:p text:style-name="P1"/>
      <text:p text:style-name="P1"/>
      <text:p text:style-name="P1"/>
      <text:p text:style-name="P4"><text:a xlink:type="simple" xlink:href="https://www.hausarbeiten.de/document/110747" office:target-frame-name="_blank" xlink:show="new" text:style-name="Internet_20_link" text:visited-style-name="Visited_20_Internet_20_Link"><text:span text:style-name="T2">https://www.hausarbeiten.de/document/110747</text:span></text:a></text:p>
      <text:p text:style-name="P9">Bartens, A. [Annales Academiae Scientiarum Finnicae]: Der kreolische Raum – Geschichte und Gegenwart in: Annales Academiae Scientiarum Finnicae B 281 1996; Helsinki, 1996.</text:p>
      <text:p text:style-name="P9">Bollée, A. [Studium Linguistik]: Pidgins und kreolische Sprachen in: Studium Linguistik 3, 1977.</text:p>
      <text:p text:style-name="P9">Busche, C. [Kolloquiums der deutschsprachigen Lusitanistik und Katalanistik]: Die portugiesische Entstehung des Papiamento in der Karibik, in: Portugiesisch-basierte Kreolsprachen, Akten des 2. gemeinsamen Kolloquiums der deutschsprachigen Lusitanistik und Katalanistik, Band 6, [Hrsg.: Perl, M.; Schönberger, A.; Thiele, P.]; Frankfurt a. M., 1993.</text:p>
      <text:p text:style-name="P9">Glück, H. [Metzler Lexikon Sprache]: [Hrsg.], Metzler Lexikon Sprache, Stuttgart, 2000.</text:p>
      <text:p text:style-name="P9">Holm, J. A. [Pidgins and Creoles]: Pidgins and Creoles, Cambridge, 1998.</text:p>
      <text:p text:style-name="P9">Jesurun, B. A. [Papiamento]: Het Papiëmentsch, Tweede jaarlijks verslag van het Geschied-, Taal-, Land- en Volkskundig Genootschap te Willemstad, Amsterdam, 1897.</text:p>
      <text:p text:style-name="P9">Maurer, P. [Varia Creolica]: La comparasion des morphèmes temporels du papiamento et du palenquero: arguments contre la théorie monogénétique de la genèse des langues creoles in: Maurer P.; Stolz T., Varia Creolica, Bochum, 1987.</text:p>
      <text:p text:style-name="P9"><text:soft-page-break/>Maurer, P. [Stand der Kodifizierung romanischer Kleinsprachen]: Die Verschriftung des Papiamentu, in: Zum Stand der Kodifizierung romanischer Kleinsprachen, Tübingen, 1991.</text:p>
      <text:p text:style-name="P9">Munteanu, D. [Papiamento]: El Papiamento, origen, evolución y estructura, Bochum, 1991.</text:p>
      <text:p text:style-name="P9">Weiß, J. [Lexikon]: Duden – das neue Lexikon, Band 7, Mannheim, 1996.</text:p>
      <text:p text:style-name="P9">IV</text:p>
      <text:p text:style-name="P9">Zusätzliche Quellen aus dem Internet:</text:p>
      <text:p text:style-name="P10"><text:span text:style-name="T3">Harris, F., </text:span><text:a xlink:type="simple" xlink:href="http://www.zitate.de/ergebnisse.php#3" office:target-frame-name="_blank" xlink:show="new" text:style-name="Internet_20_link" text:visited-style-name="Visited_20_Internet_20_Link"><text:span text:style-name="T1">http://www.zitate.de/ergebnisse.php#3</text:span></text:a><text:span text:style-name="T3"> am 02.08.2004.</text:span></text:p>
      <text:p text:style-name="P10"><text:span text:style-name="T3">Wunderlich, D., </text:span><text:a xlink:type="simple" xlink:href="http://www.studgen.unimainz.de/sose02/" office:target-frame-name="_blank" xlink:show="new" text:style-name="Internet_20_link" text:visited-style-name="Visited_20_Internet_20_Link"><text:span text:style-name="T1">http://www.studgen.unimainz.de/sose02/</text:span></text:a></text:p>
      <text:p text:style-name="P9">manuskipte/wunderlich.pdf, am 13.09.04.</text:p>
      <text:p text:style-name="P10"><text:span text:style-name="T1">http://www.kreolistik.de,</text:span><text:span text:style-name="T3"> am 08.09.2004.</text:span></text:p>
      <text:p text:style-name="P10"><text:a xlink:type="simple" xlink:href="http://www.zamboanga.com/html/history_Chavacano_de_Zamboanga.htm," office:target-frame-name="_blank" xlink:show="new" text:style-name="Internet_20_link" text:visited-style-name="Visited_20_Internet_20_Link"><text:span text:style-name="T1">http://www.zamboanga.com/html/history_Chavacano_de_Zamboanga.htm,</text:span></text:a><text:span text:style-name="T3"> The Early History of Chavacano de Zamboanga (1635 - 1718) am 01.09.04:</text:span></text:p>
      <text:p text:style-name="P9"/>
      <text:p text:style-name="P1"/>
      <text:p text:style-name="P1"/>
      <text:p text:style-name="P1"/>
      <text:p text:style-name="P1"/>
      <text:p text:style-name="P4"><text:a xlink:type="simple" xlink:href="https://www.hausarbeiten.de/document/110593" office:target-frame-name="_blank" xlink:show="new" text:style-name="Internet_20_link" text:visited-style-name="Visited_20_Internet_20_Link"><text:span text:style-name="T1">https://www.hausarbeiten.de/document/110593</text:span></text:a></text:p>
      <text:p text:style-name="P9">Barthes, Roland: Schreibweise des Romans, in: Am Nullpunkt der Literatur, Hamburg 1959, S. 31-41.</text:p>
      <text:p text:style-name="P9">Beier, Antje: Der Entfremdungsbegriff in der Marxschen Theorie und sein Bezug auf kleinbürgerliche und proletarische Frauenbewegungen um 1900, Hannover 2001.</text:p>
      <text:p text:style-name="P9">Blüher, Karl Alfred (Hrsg.): Robbe-Grillet zwischen Moderne und Postmoderne, Tübingen 1992.</text:p>
      <text:p text:style-name="P9">Dauer, Bernd: Wirklichkeitsflucht und Entfremdung, Studien zur Erzählstruktur in den Romanen Alain Robbe-Grillets und Michel Butors, Heidelberg 1976.</text:p>
      <text:p text:style-name="P9">Eagelton, Terry: Einführung in die Literaturtheorie, 4. Auflage, Stuttgart 1997.</text:p>
      <text:p text:style-name="P9">Esslin, Martin: Das Theater des Absurden, 17. Auflage, Hamburg 1996.</text:p>
      <text:p text:style-name="P9">Heiddeger, Martin: Der Ursprung des Kunstwerkes, (Reclam) Stuttgart 1960.</text:p>
      <text:p text:style-name="P9">Iser, Wolfgang: Der Leser als Kompositionselement im realistischen Roman, in: Der implizite Leser, 3. Auflage, München 1994, S.168-193.</text:p>
      <text:p text:style-name="P9">Lacan, Jaques: Das Spiegelstadium, in: Schriften I, hrsg. von Norbert Haas, Berlin 1986, S. 63-70.</text:p>
      <text:p text:style-name="P9">Mies, Gerhard: Die Darstellung der gegenständlichen Welt in den Romanen Alain Robbe-Grillets und Claude Olliers, Bonn 1981.</text:p>
      <text:p text:style-name="P9">Robbe-Grillet, Alain: Die Jalousie oder die Eifersucht, (Reclam) Stuttgart 1997.</text:p>
      <text:p text:style-name="P9">Robbe-Grillet, Alain: Momentaufnahmen, München 1963.</text:p>
      <text:p text:style-name="P9">Robbe-Grillet, Alain: Der wiedergekehrte Spiegel, 2. Auflage, Frankfurt/M. 1986.</text:p>
      <text:p text:style-name="P9">Robbe-Grillet, Alain: Argumente für einen neuen Roman, München 1965.</text:p>
      <text:p text:style-name="P10"><text:span text:style-name="T3">Stiglegge, Marcus: Im Labyrinth der Begierde, Das filmische Werk von Alain Robbe-Grillet, unter: </text:span><text:a xlink:type="simple" xlink:href="http://www.splatting-image.com/Artikel/Grillet/grillet.htm," office:target-frame-name="_blank" xlink:show="new" text:style-name="Internet_20_link" text:visited-style-name="Visited_20_Internet_20_Link"><text:span text:style-name="T1">http://www.splatting-image.com/Artikel/Grillet/grillet.htm,</text:span></text:a><text:span text:style-name="T3"> Zugriff am: 10.07.2002.</text:span></text:p>
      <text:p text:style-name="P9">Zhonshang, Li: Entfremdungsbegriff und Historischer Materialismus in der geschichtlichen Entwicklung, Aachen 1985.</text:p>
      <text:p text:style-name="P10"/>
      <text:p text:style-name="P10"/>
      <text:p text:style-name="P12">Später hinzugefügt:</text:p>
      <text:p text:style-name="P11"/>
      <text:p text:style-name="P13"/>
      <text:p text:style-name="P13"><text:a xlink:type="simple" xlink:href="https://www.hausarbeiten.de/document/108636" office:target-frame-name="_blank" xlink:show="new" text:style-name="Internet_20_link" text:visited-style-name="Visited_20_Internet_20_Link">https://www.hausarbeiten.de/document/108636</text:a></text:p>
      <text:p text:style-name="Preformatted_20_Text">Gottfried Benn, Gedichte in der Fassung der Erstdrucke. Mit einer Einführung von Bruno Hillebrand, Frankfurt a./M. 2001.</text:p>
      <text:p text:style-name="Preformatted_20_Text">Hiltrud Gnüg, Entstehung und Krise lyrischer Subjektivität: Vom klassischen lyrischen Ich zur modernen Erfahrungswirklichkeit, Stuttgart 1983, S. 82-84.</text:p>
      <text:p text:style-name="Preformatted_20_Text">Oskar Sahlberg, Gottfried Benns Phantasiewelt. „Wo Lust und Leiche winkt“, München 1977, S. 47-55.</text:p>
      <text:p text:style-name="Preformatted_20_Text">Cocain</text:p>
      <text:p text:style-name="Preformatted_20_Text">Den Ich-zerfall, den süßen, tiefersehnten,</text:p>
      <text:p text:style-name="Preformatted_20_Text">Den gibst Du mir: schon ist die Kehle rauh,</text:p>
      <text:p text:style-name="Preformatted_20_Text">Schon ist der fremde Klang an unerwähnten</text:p>
      <text:p text:style-name="Preformatted_20_Text">Gebilden meines Ichs am Unterbau.</text:p>
      <text:p text:style-name="Preformatted_20_Text">Nicht mehr am Schwerte, das der Mutter Scheide</text:p>
      <text:p text:style-name="Preformatted_20_Text">Entsprang, um da und dort ein Werk zu tun</text:p>
      <text:p text:style-name="Preformatted_20_Text">Und stählern schlägt - - : gesunken in die Heide,</text:p>
      <text:p text:style-name="Preformatted_20_Text">Wo Hügel kaum enthüllter Formen ruhn!</text:p>
      <text:p text:style-name="Preformatted_20_Text">Ein laues Glatt, ein kleines Etwas, Eben –</text:p>
      <text:p text:style-name="Preformatted_20_Text">Und nun entsteigt für Hauche eines Wehns</text:p>
      <text:p text:style-name="Preformatted_20_Text">Das Ur, geballt, Nicht-seine beben</text:p>
      <text:p text:style-name="Preformatted_20_Text">Hirnschauer mürbesten Vorübergehns.</text:p>
      <text:p text:style-name="Preformatted_20_Text">Zersprengtes Ich – o aufgetrunkene Schwäre –</text:p>
      <text:p text:style-name="Preformatted_20_Text">Verwehte Fieber – süß zerborstene Wehr -:</text:p>
      <text:p text:style-name="Preformatted_20_Text"><text:soft-page-break/>Verströme, o verströme Du – gebäre</text:p>
      <text:p text:style-name="P14">Blutbäuchig das Entformte her.</text:p>
      <text:p text:style-name="P13"><text:a xlink:type="simple" xlink:href="https://www.hausarbeiten.de/document/107833" office:target-frame-name="_blank" xlink:show="new" text:style-name="Internet_20_link" text:visited-style-name="Visited_20_Internet_20_Link">https://www.hausarbeiten.de/document/107833</text:a></text:p>
      <text:p text:style-name="Preformatted_20_Text">Keyserling, Eduard von: Beate und Mareile. Eine Schloßgeschichte. München: Wilhelm</text:p>
      <text:p text:style-name="Preformatted_20_Text">Goldmann 1998.</text:p>
      <text:p text:style-name="Preformatted_20_Text">Brinkmann, Richard: Wirklichkeit und Illusion. Studien über Gehalt und Grenzen des</text:p>
      <text:p text:style-name="Preformatted_20_Text">Begriffs Realismus für die erzählende Dichtung des Neunzehnten Jahrhunderts. 2. Aufl.</text:p>
      <text:p text:style-name="Preformatted_20_Text">Tübingen: Max Niemeyer 1966.</text:p>
      <text:p text:style-name="Preformatted_20_Text">Harns-Ziegler, Beate: Illegitimität und Ehe. Illegitimität als Reflex des Ehediskurses in</text:p>
      <text:p text:style-name="Preformatted_20_Text">Preußen im 18. und 19. Jahrhundert. Berlin: Duncker &amp; Humbolt 1991 (Schriften zur Rechtsgeschichte; Heft 51).</text:p>
      <text:p text:style-name="Preformatted_20_Text">Peter, Ulrike: Das Frauenbild im späten Erzählwerk Eduard von Keyserlings: Darstellung an ausgewählten Erzählungen und Romanen. Essen: Die Blaue Eule 1999.</text:p>
      <text:p text:style-name="Preformatted_20_Text">Rasch, Wolfdietrich: Die literarische Décadence um 1900. München: Beck 1986.</text:p>
      <text:p text:style-name="Preformatted_20_Text">Schwalb, Irmelin: Eduard von Keyserling. Konstanten und Varianten in seinem erzählerischen Werk ab 1903. Frankfurt am Main: 1993. (Europäische</text:p>
      <text:p text:style-name="Preformatted_20_Text">Hochschulschriften/I; 1364).</text:p>
      <text:p text:style-name="Preformatted_20_Text">Sendlinger, Angela: Lebenspathos und Décadence um 1900. Studien zur Dialektik der</text:p>
      <text:p text:style-name="Preformatted_20_Text">Décadence und der Lebensphilosophie am Beispiel Eduard von Keyserlings und Georg</text:p>
      <text:p text:style-name="Preformatted_20_Text">Simmels. Frankfurt am Main: Peter Lang 1994. (Europäische</text:p>
      <text:p text:style-name="Preformatted_20_Text">Hochschulschriften/I; 1441).</text:p>
      <text:p text:style-name="Preformatted_20_Text">Sturies, Andreas: Intimität und Öffentlichkeit. Eine Untersuchung der Erzählungen Eduard</text:p>
      <text:p text:style-name="P14">von Keyserlings. Frankfurt am Main: Peter Lang 1990.</text:p>
      <text:p text:style-name="P13"><text:a xlink:type="simple" xlink:href="https://www.hausarbeiten.de/document/107391" office:target-frame-name="_blank" xlink:show="new" text:style-name="Internet_20_link" text:visited-style-name="Visited_20_Internet_20_Link">https://www.hausarbeiten.de/document/107391</text:a></text:p>
      <text:p text:style-name="Preformatted_20_Text">Verwendete Texte von Wilhelm Hauff:</text:p>
      <text:p text:style-name="Preformatted_20_Text">Hauff, Wilhelm: Mitteilungen aus den Memoiren des Satans, Leipzig 1928 [Zitierte Ausgabe]</text:p>
      <text:p text:style-name="Preformatted_20_Text">Hauff, Wilhelm: Mittheilungen aus den Memoiren des Satans, 2 Bde., Stuttgart 1826/27 (Microfiche-Ausg.: Corvey 1990) [Erstausgabe]</text:p>
      <text:p text:style-name="Preformatted_20_Text">Hauff, Wilhelm: Sämtliche Märchen. RUB Stuttgart 2001</text:p>
      <text:p text:style-name="Preformatted_20_Text">Hauff, Wilhelm: Kontrovers-Predigt über H.Clauren und den Mann im Monde, in: v. Steinsdorf, Sybille (hrsg.): Wilhelm Hauff. Sämtliche Werke in 3 Bänden. Bd.I. München 1970, S.795-824</text:p>
      <text:p text:style-name="Preformatted_20_Text">Texte von Zeitgenossen Hauffs:</text:p>
      <text:p text:style-name="Preformatted_20_Text">v. Chamisso, Adelbert: Peter Schlemihls wundersame Geschichte. RUB Stuttgart 1997</text:p>
      <text:p text:style-name="Preformatted_20_Text">Heine, Heinrich: Ideen. Das Buch Le Grand. RUB Stuttgart 1998</text:p>
      <text:p text:style-name="Preformatted_20_Text">Hoffmann, Ernst T.A.: Die Elixiere des Teufels. RUB Stuttgart 2000</text:p>
      <text:p text:style-name="Preformatted_20_Text">v. Kotzebue, August: "Bruder Moritz, der Sonderling oder die Colonie für die Pelew-Inseln. Lustspiel in drei Aufzügen", Leipzig 1791</text:p>
      <text:p text:style-name="Preformatted_20_Text">Alker, Ernst: Die deutsche Literatur im 19.Jahrhundert. Stuttgart 1969</text:p>
      <text:p text:style-name="Preformatted_20_Text">Berghahn, Klaus L.: "Der Zug des Herzens ist des Schicksals Stimme": Beobachtungen zur Clauren-Hauff-Kontroverse, in: Monatshefte für deutschen Unterricht, deutsche Sprache und Literatur. The University of Wisconsin Press, Vol. 69 (1977), Nr. 1, S. 58-65</text:p>
      <text:p text:style-name="Preformatted_20_Text">Düsterberg, Rolf: Wilhelm Hauffs 'opportunistische' Judenfeindschaft, in: Zeitschrift für deutsche Philologie, Bd.119, Berlin 2000, S.190-212</text:p>
      <text:p text:style-name="Preformatted_20_Text">Fischer, Susanne: Wilhelm Hauffs Korrespondenz mit Autoren, Verlegern und Herausgebern: Aspekte sozialer Tauschbeziehungen im literarischen Leben um 1825, in: Archiv für Geschichte des Buchwesens 37 (1992), S.99-166</text:p>
      <text:p text:style-name="Preformatted_20_Text">Frenzel, Elisabeth: Stoffe der Weltliteratur. Stuttgart 1988</text:p>
      <text:p text:style-name="Preformatted_20_Text">Grimm, Gunter et al.: Dichter-Portraits. Bilder und Daten. RUB Stuttgart 1996</text:p>
      <text:p text:style-name="Preformatted_20_Text">Haussmann, J. F.: E.T.A. Hoffmanns Einfluß auf Hauff, in: Journal of English and Germanic Philology 16, Illinois 1917 (Reprint 1963), S. 53-66</text:p>
      <text:p text:style-name="Preformatted_20_Text"><text:soft-page-break/>Hofmann, Hans: Wilhelm Hauff. Eine nach neuen Quellen bearbeitete Darstellung seines Werdeganges. Mit einer Sammlung seiner Briefe und einer Auswahl aus dem unveröffentlichten Nachlass des Dichters. Frankfurt a.M., 1902</text:p>
      <text:p text:style-name="Preformatted_20_Text">Praz, Mario: Liebe, Tod und Teufel. Die schwarze Romantik. München 1988</text:p>
      <text:p text:style-name="Preformatted_20_Text">Sommermeyer, Edwin: Hauffs "Memoiren des Satan" nebst einem Beitrag zur Beurteilung Goethes in den zwanziger Jahren des 19.Jahrhunderts, Diss., in: Germanische Studien 129, Berlin 1932</text:p>
      <text:p text:style-name="Preformatted_20_Text">Sekundärliteratur aus dem Internet:</text:p>
      <text:p text:style-name="Preformatted_20_Text">Giebel, Walter: Wilhelm Hauff, Literat, Dichter 1802-1827 <text:a xlink:type="simple" xlink:href="http://www.think-of-me.de/Biography/Wilhelm_Hauff.htm" office:target-frame-name="_blank" xlink:show="new" text:style-name="Internet_20_link" text:visited-style-name="Visited_20_Internet_20_Link">http://www.think-of-me.de/Biography/Wilhelm_Hauff.htm</text:a> [11.10.2002]</text:p>
      <text:p text:style-name="Preformatted_20_Text">V. Obligatorische Erklärung zu Seminararbeiten im Department I</text:p>
      <text:p text:style-name="Preformatted_20_Text">Ab 1.Oktober 2001 ist sämtlichen schriftlichen Hausarbeiten im Rahmen von Lehrveranstaltungen ("Seminararbeiten") am Ende folgende Erklärung beizufügen und von der Verfasserin / dem Verfasser der Hausarbeit zu unterschreiben:</text:p>
      <text:p text:style-name="Preformatted_20_Text">Erklärung</text:p>
      <text:p text:style-name="Preformatted_20_Text">Die/Der Unterzeichnete versichert, dass sie/er die vorliegende schriftliche Hausarbeit (Seminararbeit) selbstständig verfasst und keine anderen als die von ihr/ihm angegebenen Hilfsmittel benutzt hat. Die Stellen der Arbeit, die anderen Werken dem Wortlaut oder dem Sinne nach entnommen sind, wurden in jedem Fall unter Angabe der Quellen (einschließlich des World Wide Web und anderer elektronischer Text- und Datensammlungen) kenntlich gemacht. Dies gilt auch für beigegebene Zeichnungen, bildliche Darstellungen, Skizzen und dergleichen.</text:p>
      <text:p text:style-name="Preformatted_20_Text">Ort / Datum)</text:p>
      <text:p text:style-name="P14">Unterschrift der Verfasserin / des Verfassers der Seminararbeit)</text:p>
      <text:p text:style-name="P13"/>
      <text:p text:style-name="P13"><text:a xlink:type="simple" xlink:href="https://www.hausarbeiten.de/document/107339" office:target-frame-name="_blank" xlink:show="new" text:style-name="Internet_20_link" text:visited-style-name="Visited_20_Internet_20_Link">https://www.hausarbeiten.de/document/107339</text:a></text:p>
      <text:p text:style-name="Preformatted_20_Text">a) Quennell, Peter (ed.).Memoirs of William Hickey. London: Century Publishing Co Ltd, 1984</text:p>
      <text:p text:style-name="Preformatted_20_Text">b) Sekundärliteratur dtv-Atlas zur Weltgeschichte.27. Aufl. 1993. 2 Bände. München: Deutscher Taschenbuchverlag, 1966. Band 2.</text:p>
      <text:p text:style-name="Preformatted_20_Text">Gordon, Lord George.”The New Encyclopaedia Britannica: Micropaedia. 1974 ed.</text:p>
      <text:p text:style-name="Preformatted_20_Text">Christie, Ian R. “Wilkes, John.”The New Encyclopaedia Britannica: Micropaedia.1974 ed.</text:p>
      <text:p text:style-name="Preformatted_20_Text">Clarke, John.The Life and Times of George III.London: Book Club Associates, 1972.</text:p>
      <text:p text:style-name="Preformatted_20_Text">Cook, Chris und John Stevenson.The Longman Handbook of Modern British History 1714 - 1980.London: Longman, 1983.</text:p>
      <text:p text:style-name="Preformatted_20_Text">Hill, Douglas.Georgian London.London: Macdonald, 1970.</text:p>
      <text:p text:style-name="Preformatted_20_Text">Kluxen, Kurt:Geschichte Englands.Kröners Taschenausgabe 374 (ohne Ort und Jahr.</text:p>
      <text:p text:style-name="Preformatted_20_Text">Parkins, Charles William und die Herausgeber. “Burke, Edmund.”The New Encyclopaedia Britannica: Micropaedia. 1974 ed.</text:p>
      <text:p text:style-name="Preformatted_20_Text">Royle, Edward.Modern Britain. A Social History 1750 - 1985.London: Edward Arnold, 1987.</text:p>
      <text:p text:style-name="Preformatted_20_Text">Sieper, Roswitha.The Student´s Companion to Britain.8th ed. Ismaning: Hueber, 1993.</text:p>
      <text:p text:style-name="Preformatted_20_Text">Trevelyan, G.M.History of England.1926. London: Longmans, Green and Co Ltd, 3rd ed. 1952.</text:p>
      <text:p text:style-name="Preformatted_20_Text">Watson, John Steven. “George III.”The New Encyclopaedia Britannica: Micropaedia.1974 ed.</text:p>
      <text:p text:style-name="P14">White, T. H.The Age of Scandal.1950. Harmondsworth, Middlesex: Penguin Books Ltd, Reprint 1966.</text:p>
      <text:p text:style-name="P13"/>
      <text:p text:style-name="P16"><text:line-break/></text:p>
      <text:p text:style-name="P15"/>
      <text:p text:style-name="P8"><text:a xlink:type="simple" xlink:href="https://www.hausarbeiten.de/document/105327" office:target-frame-name="_blank" xlink:show="new" text:style-name="Internet_20_link" text:visited-style-name="Visited_20_Internet_20_Link">https://www.hausarbeiten.de/document/105327</text:a></text:p>
      <text:p text:style-name="P8"/>
      <text:p text:style-name="P8"><text:soft-page-break/>Auburger, Leopold: Die deutsche Bergmannssprache und ihre Rezeption im Ausland unter besonderer Berücksichtigung Rußlands. In: Der Anschnitt. 38 (1986). S. 81-90</text:p>
      <text:p text:style-name="P8">Bongs, Rolf: Der Bergbau im Wort der Dichter. In: Der Anschnitt. 4 (1952). S. 6-7</text:p>
      <text:p text:style-name="Preformatted_20_Text">Duden. Etymologie. Dudenverlag. Mannheim/Wien/Zürich, 1963</text:p>
      <text:p text:style-name="Preformatted_20_Text">Heilfurth, Gerhard: Das Bergmannslied. Eigenbesitz einer Berufsgemeinschaft. In: Der Anschnitt. 6 (1954). S. 9-17</text:p>
      <text:p text:style-name="Preformatted_20_Text">Heilfurth, Gerhard: Ein wichtiger Fund zur Frühgeschichte der Glückauf-Formel in der bergmännischen Welt. In Der Anschnitt. 11 (1959). S. 10-13</text:p>
      <text:p text:style-name="Preformatted_20_Text">Heilfurth, Gerhard: ZumInnovations- und Tradierungsprozeß des Bergmannsgrußes „Glückauf“. In: Der Anschnitt. 28 (1976). S. 202-211</text:p>
      <text:p text:style-name="Preformatted_20_Text">Heilfurth, Gerhard: Der Bergbau und seine Kultur. Atlantis. Zürich/Freiburg, 1981</text:p>
      <text:p text:style-name="Preformatted_20_Text">Kirnbauer, Franz: Die Quellen und Grundlagen der Bergmannssagen. In: Der Anschnitt. 6 (1954). S. 16-19</text:p>
      <text:p text:style-name="Preformatted_20_Text">Kissenbeck, Anne: Fachsprache und Regionalisierung: empirische Untersuchungen zum Wortschatz des Bergbaus. Frankfurt/M. 1997</text:p>
      <text:p text:style-name="Preformatted_20_Text">Mackensen, Lutz: Bergmannswörter in unserer Umgangssprache. In: Der Anschnitt. 4 (1952). S. 5-8</text:p>
      <text:p text:style-name="Preformatted_20_Text">Mendels, Judy: Von deutscher Bergwerkssprache. In: Hensen, Walter (Hg.). Muttersprache. 73. Jahrgang. 1963. S. 161-171</text:p>
      <text:p text:style-name="Preformatted_20_Text">Paul, Rainer: Vorstudien für ein Wörterbuch zur Bergmannssprache in den sieben niederungarischen Bergstädten während der frühneuhochdeutschen Sprachperiode. Niemeyer. Tübingen, 1987</text:p>
      <text:p text:style-name="Preformatted_20_Text">Piirainen, Ilpo Tapani: Die Fachsprache des Bergbaus. In: Hoffmann, L./u.a. (Hg.): Fachsprachen. Band 1. Berlin/New York 1998. S. 1092-1098</text:p>
      <text:p text:style-name="Preformatted_20_Text">Piirainen, Ilpo Tapani/Barke, Jörg/Lochert, Martin: Fachsprache des Markscheidewesens. In: Der Anschnitt. 37 (1985). S. 81-93</text:p>
      <text:p text:style-name="Preformatted_20_Text">Schirmer, Alfred: Die Erforschung der deutschen Sondersprachen. In: Walter von Hahn (Hg.). Fachsprachen. Wege der Forschung. Wissenschaftliche Buchgesellschaft. Darmstadt, 1981, S. 15-39</text:p>
      <text:p text:style-name="Preformatted_20_Text">Sieber, Siegfried: Bergstädte. In: Der Anschnitt. 11. (1959). S. 24-26</text:p>
      <text:p text:style-name="Preformatted_20_Text">Spiegel, Heinz-Rudi: Sprachzeichen und Bedeutung im Montanbereich. In: Der Anschnitt. 26 (1976). S. 30-32</text:p>
      <text:p text:style-name="Preformatted_20_Text">Veith, Heinrich: Deutsches Bergwörterbuch. Sändig. Vaduz/Liechtenstein, 1992 (unveränderter Nachdruck der Ausgabe von 1871)</text:p>
      <text:p text:style-name="Preformatted_20_Text">Willecke, Raimund: Die deutsche Berggesetzgebung. Von den Anfängen bis zur Gegenwart. Verlag Glückauf. Essen, 1977</text:p>
      <text:p text:style-name="Preformatted_20_Text">Wolf, Herbert: Seelische Aspekte in der Bergmannssprache. In: Der Anschnitt. 11 (1959). S. 22-25</text:p>
      <text:p text:style-name="P14">Wolf, Herbert: Zur Wortgeographie der deutschen Bergmannssprache. In: Walther Mitzka (Hg.). Wortgeographie und Gesellschaft. De Gruyter. Berlin, 1968. S. 418-411</text:p>
      <text:p text:style-name="P15"/>
      <text:p text:style-name="P1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24T14:35:46.565000000</meta:creation-date>
    <dc:date>2022-06-02T11:52:27.834413228</dc:date>
    <meta:editing-duration>PT10H55M7S</meta:editing-duration>
    <meta:editing-cycles>25</meta:editing-cycles>
    <meta:generator>LibreOffice/6.2.7.1$Windows_X86_64 LibreOffice_project/23edc44b61b830b7d749943e020e96f5a7df63bf</meta:generator>
    <meta:document-statistic meta:table-count="0" meta:image-count="0" meta:object-count="0" meta:page-count="9" meta:paragraph-count="325" meta:word-count="4692" meta:character-count="35027" meta:non-whitespace-character-count="30650"/>
  </office:meta>
</office:document-meta>
</file>